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 style:font-family-generic="roman" style:font-pitch="variable"/>
    <style:font-face style:name="CIDFont+F3" svg:font-family="CIDFont+F3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d5a7b" officeooo:paragraph-rsid="000d5a7b"/>
    </style:style>
    <style:style style:name="P2" style:family="paragraph" style:parent-style-name="Title">
      <style:text-properties fo:color="#ffffff" loext:opacity="100%" officeooo:rsid="000d5a7b" officeooo:paragraph-rsid="000d5a7b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0d5a7b" officeooo:paragraph-rsid="000d5a7b"/>
    </style:style>
    <style:style style:name="P5" style:family="paragraph" style:parent-style-name="Text_20_body">
      <style:text-properties fo:color="#ffffff" loext:opacity="100%" officeooo:rsid="000d5a7b" officeooo:paragraph-rsid="000d5a7b"/>
    </style:style>
    <style:style style:name="T1" style:family="text">
      <style:text-properties fo:color="#ffffff" loext:opacity="100%" style:font-name="CIDFont+F1" fo:font-size="11pt" style:font-size-asian="11pt"/>
    </style:style>
    <style:style style:name="T2" style:family="text">
      <style:text-properties fo:color="#ffffff" loext:opacity="100%" style:font-name="CIDFont+F3"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T258-data science</text:p>
      <text:p text:style-name="P5"><text:tab/><text:tab/><text:tab/><text:tab/>by :dr sowmya kamath</text:p>
      <text:p text:style-name="P5"/>
      <text:p text:style-name="P5">credits 4 (3,0,2)</text:p>
      <text:p text:style-name="P3"><text:span text:style-name="T1">AI253 Data Science (3-0-2) 4</text:span></text:p>
      <text:p text:style-name="P3"><text:span text:style-name="T2">Introduction to Data science fundamentals, Nature of Data and its characteristics, Total information awareness,</text:span></text:p>
      <text:p text:style-name="P3"><text:span text:style-name="T2">Bonferroni's Principle, Rhine’s paradox, Recap of Statistical and Inferential Analysis, Data preprocessing, Data</text:span></text:p>
      <text:p text:style-name="P3"><text:span text:style-name="T2">wrangling, Data exploration, Dealing with missing data – single and multiple data imputation, Entropy based techniques,</text:span></text:p>
      <text:p text:style-name="P3"><text:span text:style-name="T2">Monte Carlo and MCMC simulations; Correcting inconsistent data – Deduplication, Entity resolution, Pairwise</text:span></text:p>
      <text:p text:style-name="P3"><text:span text:style-name="T2">Matching; Fellegi-Sunter Model, Advanced processing- Regression, Correlation, Covariance analysis, Aggregation,</text:span></text:p>
      <text:p text:style-name="P3"><text:span text:style-name="T2">Sampling, Dimensionality Reduction; Feature extraction and feature selection; Graph data analysis, Stream processing</text:span></text:p>
      <text:p text:style-name="P3"><text:span text:style-name="T2">and online analytics, Dealing with infinite length, concept drift, concept/feature evolution, Visual analytics, Current</text:span></text:p>
      <text:p text:style-name="P4"><text:span text:style-name="T2">trends and research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 style:font-family-generic="roman" style:font-pitch="variable"/>
    <style:font-face style:name="CIDFont+F3" svg:font-family="CIDFont+F3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4:40:30.104000000</dc:date>
    <meta:editing-duration>PT1M13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2" meta:word-count="108" meta:character-count="902" meta:non-whitespace-character-count="800"/>
  </office:meta>
</office:document-meta>
</file>